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2.8193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Available</text:p>
          </table:table-cell>
          <table:table-cell table:style-name="ce1" office:value-type="string" calcext:value-type="string">
            <text:p>Manufacturer No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 400</text:p>
          </table:table-cell>
          <table:table-cell table:style-name="ce1"/>
          <table:table-cell table:style-name="ce1" office:value-type="string" calcext:value-type="string">
            <text:p>Price bulk</text:p>
          </table:table-cell>
          <table:table-cell table:style-name="ce1" office:value-type="string" calcext:value-type="string">
            <text:p>Bulk siz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No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C7WZU04P6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buffered single stage dual hex inverter</text:p>
          </table:table-cell>
          <table:table-cell office:value-type="float" office:value="0.105" calcext:value-type="float">
            <text:p>0.105</text:p>
          </table:table-cell>
          <table:table-cell table:formula="of:=[.E7]*[.C7]" office:value-type="float" office:value="0.105" calcext:value-type="float">
            <text:p>0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NC7WZU04P6X </text:p>
          </table:table-cell>
          <table:table-cell office:value-type="string" calcext:value-type="string">
            <text:p>Iš aliexpress po 0.09€ 200vnt</text:p>
          </table:table-cell>
        </table:table-row>
        <table:table-row table:style-name="ro1">
          <table:table-cell/>
          <table:table-cell office:value-type="string" calcext:value-type="string">
            <text:p>ACASA100221002P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 network 10k 0.5%</text:p>
          </table:table-cell>
          <table:table-cell office:value-type="float" office:value="0.3769" calcext:value-type="float">
            <text:p>0.3769</text:p>
          </table:table-cell>
          <table:table-cell table:formula="of:=[.E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ACASA-10K/10K-2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RE000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 network 10k 1%</text:p>
          </table:table-cell>
          <table:table-cell office:value-type="float" office:value="0.009" calcext:value-type="float">
            <text:p>0.009</text:p>
          </table:table-cell>
          <table:table-cell table:formula="of:=[.E9]*[.C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rnel</text:p>
          </table:table-cell>
          <table:table-cell office:value-type="string" calcext:value-type="string">
            <text:p>1711701RL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RA3AEB1872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0.1%</text:p>
          </table:table-cell>
          <table:table-cell table:formula="of:=0.03" office:value-type="float" office:value="0.03" calcext:value-type="float">
            <text:p>0.03</text:p>
          </table:table-cell>
          <table:table-cell table:formula="of:=[.E10]*[.C10]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Farnel</text:p>
          </table:table-cell>
          <table:table-cell office:value-type="float" office:value="1810244" calcext:value-type="float">
            <text:p>18102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V324I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d opamp</text:p>
          </table:table-cell>
          <table:table-cell office:value-type="float" office:value="0.258" calcext:value-type="float">
            <text:p>0.258</text:p>
          </table:table-cell>
          <table:table-cell table:formula="of:=[.E11]*[.C11]" office:value-type="float" office:value="0.258" calcext:value-type="float">
            <text:p>0.258</text:p>
          </table:table-cell>
          <table:table-cell table:number-columns-repeated="2"/>
          <table:table-cell office:value-type="string" calcext:value-type="string">
            <text:p>Farnel</text:p>
          </table:table-cell>
          <table:table-cell office:value-type="string" calcext:value-type="string">
            <text:p>2463665RL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RSD16000F183000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16MHZ, 18PF, HC49-US, SMD</text:p>
          </table:table-cell>
          <table:table-cell office:value-type="float" office:value="0.133" calcext:value-type="float">
            <text:p>0.133</text:p>
          </table:table-cell>
          <table:table-cell table:formula="of:=[.E12]*[.C12]" office:value-type="float" office:value="0.133" calcext:value-type="float">
            <text:p>0.133</text:p>
          </table:table-cell>
          <table:table-cell table:number-columns-repeated="3"/>
          <table:table-cell office:value-type="string" calcext:value-type="string">
            <text:p>239595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]*[.C1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M resis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u c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1n c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SFET_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IODE SCHOTTKY sod-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18p c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330 resisto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:.F13])" office:value-type="float" office:value="1.616" calcext:value-type="float">
            <text:p>1.6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+vat</text:p>
          </table:table-cell>
          <table:table-cell table:formula="of:=[.F22]*1.21" office:value-type="float" office:value="1.95536" calcext:value-type="float">
            <text:p>1.955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anufacturin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24]+[.F23]" office:value-type="float" office:value="3.95536" calcext:value-type="float">
            <text:p>3.955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holesale</text:p>
          </table:table-cell>
          <table:table-cell table:formula="of:=[.F25]*1.6" office:value-type="float" office:value="6.328576" calcext:value-type="float">
            <text:p>6.3285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tail</text:p>
          </table:table-cell>
          <table:table-cell table:formula="of:=[.F26]*1.6" office:value-type="float" office:value="10.1257216" calcext:value-type="float">
            <text:p>10.12572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08:35:05.837258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5-02-04T11:41:13.823338492</meta:creation-date>
    <dc:date>2015-03-27T12:02:56.249482936</dc:date>
    <dc:creator>miceuz </dc:creator>
    <meta:editing-duration>P1DT17H58M25S</meta:editing-duration>
    <meta:editing-cycles>13</meta:editing-cycles>
    <meta:generator>LibreOffice/4.2.7.2$Linux_X86_64 LibreOffice_project/420m0$Build-2</meta:generator>
    <meta:document-statistic meta:table-count="1" meta:cell-count="87" meta:object-count="0"/>
  </office:meta>
</office:document-meta>
</file>